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ext-properties fo:color="#FFFFFF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9.41916666666667cm"/>
    </style:style>
    <style:style style:name="co2" style:family="table-column">
      <style:table-column-properties fo:break-before="auto" style:column-width="4.27566666666667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T-PiG-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5" table:number-columns-repeated="100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ENTRADE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TOTA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4">
            <text:p>Aportació empresarial</text:p>
          </table:table-cell>
          <table:table-cell office:value-type="float" office:value="5000" table:style-name="ce5">
            <text:p>5000</text:p>
          </table:table-cell>
          <table:table-cell table:number-columns-repeated="12" table:style-name="ce4"/>
          <table:table-cell table:number-columns-repeated="16370" table:style-name="ce1"/>
        </table:table-row>
        <table:table-row table:style-name="ro2">
          <table:table-cell office:value-type="string" table:style-name="ce4">
            <text:p>Crèdits sol·licitats</text:p>
          </table:table-cell>
          <table:table-cell table:number-columns-repeated="13" table:style-name="ce4"/>
          <table:table-cell table:number-columns-repeated="16370" table:style-name="ce1"/>
        </table:table-row>
        <table:table-row table:style-name="ro2">
          <table:table-cell office:value-type="string" table:style-name="ce6">
            <text:p>Vendes</text:p>
          </table:table-cell>
          <table:table-cell office:value-type="float" office:value="20000" table:style-name="ce5">
            <text:p>20000</text:p>
          </table:table-cell>
          <table:table-cell table:number-columns-repeated="4" table:style-name="ce4"/>
          <table:table-cell office:value-type="float" office:value="20000" table:style-name="ce4">
            <text:p>20000</text:p>
          </table:table-cell>
          <table:table-cell table:number-columns-repeated="5" table:style-name="ce4"/>
          <table:table-cell office:value-type="float" office:value="10000" table:style-name="ce4">
            <text:p>10000</text:p>
          </table:table-cell>
          <table:table-cell office:value-type="float" office:value="50000" table:formula="of:=SUM([.B4:.M4])" table:style-name="ce4">
            <text:p>500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Ajudes i subvencions</text:p>
          </table:table-cell>
          <table:table-cell table:number-columns-repeated="12" table:style-name="ce5"/>
          <table:table-cell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Altres ingressos</text:p>
          </table:table-cell>
          <table:table-cell table:number-columns-repeated="12" table:style-name="ce5"/>
          <table:table-cell table:style-name="ce4"/>
          <table:table-cell table:number-columns-repeated="16370" table:style-name="ce1"/>
        </table:table-row>
        <table:table-row table:style-name="ro1">
          <table:table-cell office:value-type="string" table:style-name="ce2">
            <text:p>TOTAL ENTRADES</text:p>
          </table:table-cell>
          <table:table-cell office:value-type="float" office:value="25000" table:formula="of:=SUM([.B2:.B6])" table:style-name="ce2">
            <text:p>25000</text:p>
          </table:table-cell>
          <table:table-cell office:value-type="float" office:value="0" table:formula="of:=SUM([.C2:.C6])" table:style-name="ce2">
            <text:p>0</text:p>
          </table:table-cell>
          <table:table-cell office:value-type="float" office:value="0" table:formula="of:=SUM([.D2:.D6])" table:style-name="ce2">
            <text:p>0</text:p>
          </table:table-cell>
          <table:table-cell office:value-type="float" office:value="0" table:formula="of:=SUM([.E2:.E6])" table:style-name="ce2">
            <text:p>0</text:p>
          </table:table-cell>
          <table:table-cell office:value-type="float" office:value="0" table:formula="of:=SUM([.F2:.F6])" table:style-name="ce2">
            <text:p>0</text:p>
          </table:table-cell>
          <table:table-cell office:value-type="float" office:value="20000" table:formula="of:=SUM([.G2:.G6])" table:style-name="ce2">
            <text:p>20000</text:p>
          </table:table-cell>
          <table:table-cell office:value-type="float" office:value="0" table:formula="of:=SUM([.H2:.H6])" table:style-name="ce2">
            <text:p>0</text:p>
          </table:table-cell>
          <table:table-cell office:value-type="float" office:value="0" table:formula="of:=SUM([.I2:.I6])" table:style-name="ce2">
            <text:p>0</text:p>
          </table:table-cell>
          <table:table-cell office:value-type="float" office:value="0" table:formula="of:=SUM([.J2:.J6])" table:style-name="ce2">
            <text:p>0</text:p>
          </table:table-cell>
          <table:table-cell office:value-type="float" office:value="0" table:formula="of:=SUM([.K2:.K6])" table:style-name="ce2">
            <text:p>0</text:p>
          </table:table-cell>
          <table:table-cell office:value-type="float" office:value="0" table:formula="of:=SUM([.L2:.L6])" table:style-name="ce2">
            <text:p>0</text:p>
          </table:table-cell>
          <table:table-cell office:value-type="float" office:value="10000" table:formula="of:=SUM([.M2:.M6])" table:style-name="ce2">
            <text:p>10000</text:p>
          </table:table-cell>
          <table:table-cell office:value-type="float" office:value="50000" table:formula="of:=SUM([.N2:.N6])" table:style-name="ce2">
            <text:p>50000</text:p>
          </table:table-cell>
          <table:table-cell table:style-name="ce1"/>
          <table:table-cell office:value-type="float" office:value="25000" table:formula="of:=[.B7]" table:style-name="ce7">
            <text:p>25000</text:p>
          </table:table-cell>
          <table:table-cell office:value-type="float" office:value="25000" table:formula="of:=[.P7]+[.C7]" table:style-name="ce7">
            <text:p>25000</text:p>
          </table:table-cell>
          <table:table-cell office:value-type="float" office:value="25000" table:formula="of:=[.Q7]+[.D7]" table:style-name="ce7">
            <text:p>25000</text:p>
          </table:table-cell>
          <table:table-cell office:value-type="float" office:value="25000" table:formula="of:=[.R7]+[.E7]" table:style-name="ce7">
            <text:p>25000</text:p>
          </table:table-cell>
          <table:table-cell office:value-type="float" office:value="25000" table:formula="of:=[.S7]+[.F7]" table:style-name="ce7">
            <text:p>25000</text:p>
          </table:table-cell>
          <table:table-cell office:value-type="float" office:value="45000" table:formula="of:=[.T7]+[.G7]" table:style-name="ce7">
            <text:p>45000</text:p>
          </table:table-cell>
          <table:table-cell office:value-type="float" office:value="45000" table:formula="of:=[.U7]+[.H7]" table:style-name="ce7">
            <text:p>45000</text:p>
          </table:table-cell>
          <table:table-cell office:value-type="float" office:value="45000" table:formula="of:=[.V7]+[.I7]" table:style-name="ce7">
            <text:p>45000</text:p>
          </table:table-cell>
          <table:table-cell office:value-type="float" office:value="45000" table:formula="of:=[.W7]+[.J7]" table:style-name="ce7">
            <text:p>45000</text:p>
          </table:table-cell>
          <table:table-cell office:value-type="float" office:value="45000" table:formula="of:=[.X7]+[.K7]" table:style-name="ce7">
            <text:p>45000</text:p>
          </table:table-cell>
          <table:table-cell office:value-type="float" office:value="45000" table:formula="of:=[.Y7]+[.L7]" table:style-name="ce7">
            <text:p>45000</text:p>
          </table:table-cell>
          <table:table-cell office:value-type="float" office:value="55000" table:formula="of:=[.Z7]+[.M7]" table:style-name="ce7">
            <text:p>55000</text:p>
          </table:table-cell>
          <table:table-cell table:number-columns-repeated="2" table:style-name="ce8"/>
          <table:table-cell table:number-columns-repeated="16355"/>
        </table:table-row>
        <table:table-row table:style-name="ro1">
          <table:table-cell office:value-type="string" table:style-name="ce9">
            <text:p>EIXIDES</text:p>
          </table:table-cell>
          <table:table-cell table:number-columns-repeated="10" table:style-name="ce5"/>
          <table:table-cell table:number-columns-repeated="3" table:style-name="ce4"/>
          <table:table-cell table:style-name="ce1"/>
          <table:table-cell office:value-type="float" office:value="32638.36" table:formula="of:=SUM([.N11:.N26])" table:style-name="ce1">
            <text:p>32638,36</text:p>
          </table:table-cell>
          <table:table-cell office:value-type="float" office:value="32638.36" table:formula="of:=[.P8]" table:style-name="ce1">
            <text:p>32638,36</text:p>
          </table:table-cell>
          <table:table-cell office:value-type="float" office:value="32638.36" table:formula="of:=[.Q8]" table:style-name="ce1">
            <text:p>32638,36</text:p>
          </table:table-cell>
          <table:table-cell office:value-type="float" office:value="32638.36" table:formula="of:=[.R8]" table:style-name="ce1">
            <text:p>32638,36</text:p>
          </table:table-cell>
          <table:table-cell office:value-type="float" office:value="32638.36" table:formula="of:=[.S8]" table:style-name="ce1">
            <text:p>32638,36</text:p>
          </table:table-cell>
          <table:table-cell office:value-type="float" office:value="32638.36" table:formula="of:=[.T8]" table:style-name="ce1">
            <text:p>32638,36</text:p>
          </table:table-cell>
          <table:table-cell office:value-type="float" office:value="32638.36" table:formula="of:=[.U8]" table:style-name="ce1">
            <text:p>32638,36</text:p>
          </table:table-cell>
          <table:table-cell office:value-type="float" office:value="32638.36" table:formula="of:=[.V8]" table:style-name="ce1">
            <text:p>32638,36</text:p>
          </table:table-cell>
          <table:table-cell office:value-type="float" office:value="32638.36" table:formula="of:=[.W8]" table:style-name="ce1">
            <text:p>32638,36</text:p>
          </table:table-cell>
          <table:table-cell office:value-type="float" office:value="32638.36" table:formula="of:=[.X8]" table:style-name="ce1">
            <text:p>32638,36</text:p>
          </table:table-cell>
          <table:table-cell office:value-type="float" office:value="32638.36" table:formula="of:=[.Y8]" table:style-name="ce1">
            <text:p>32638,36</text:p>
          </table:table-cell>
          <table:table-cell office:value-type="float" office:value="32638.36" table:formula="of:=[.Z8]" table:style-name="ce1">
            <text:p>32638,36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6">
            <text:p>Compres actiu fix</text:p>
          </table:table-cell>
          <table:table-cell office:value-type="float" office:value="2400" table:style-name="ce5">
            <text:p>2400</text:p>
          </table:table-cell>
          <table:table-cell table:style-name="ce5"/>
          <table:table-cell table:style-name="ce10"/>
          <table:table-cell table:number-columns-repeated="7" table:style-name="ce5"/>
          <table:table-cell table:number-columns-repeated="2" table:style-name="ce4"/>
          <table:table-cell office:value-type="float" office:value="2400" table:formula="of:=SUM([.B9:.M9])" table:style-name="ce4">
            <text:p>24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Obres de condicioname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B10:.M10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Mat. primeres/mercaderie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B11:.M11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Lloguers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6000" table:formula="of:=SUM([.B12:.M12])" table:style-name="ce4">
            <text:p>6000</text:p>
          </table:table-cell>
          <table:table-cell table:style-name="ce1"/>
          <table:table-cell table:style-name="ce1">
            <draw:frame draw:z-index="1" draw:id="id0" draw:style-name="a0" draw:name="Gráfico 4" svg:x="0.12283in" svg:y="0.1291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2">
          <table:table-cell office:value-type="string" table:style-name="ce5">
            <text:p>Segurs</text:p>
          </table:table-cell>
          <table:table-cell office:value-type="float" office:value="1000" table:style-name="ce5">
            <text:p>1000</text:p>
          </table:table-cell>
          <table:table-cell table:number-columns-repeated="11" table:style-name="ce5"/>
          <table:table-cell office:value-type="float" office:value="1000" table:formula="of:=SUM([.B13:.M13])" table:style-name="ce4">
            <text:p>10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Devolució capital préstec</text:p>
          </table:table-cell>
          <table:table-cell table:number-columns-repeated="12" table:style-name="ce5"/>
          <table:table-cell office:value-type="float" office:value="0" table:formula="of:=SUM([.B14:.M14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Interessos del préstec</text:p>
          </table:table-cell>
          <table:table-cell table:number-columns-repeated="12" table:style-name="ce5"/>
          <table:table-cell office:value-type="float" office:value="0" table:formula="of:=SUM([.B15:.M15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Menjar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440" table:formula="of:=SUM([.B16:.M16])" table:style-name="ce4">
            <text:p>144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Sou autònom/a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8000" table:formula="of:=SUM([.B17:.M17])" table:style-name="ce4">
            <text:p>18000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Seguretat Social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960" table:formula="of:=SUM([.B18:.M18])" table:style-name="ce4">
            <text:p>960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Aigua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40" table:formula="of:=SUM([.B19:.M19])" table:style-name="ce4">
            <text:p>240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Gas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600" table:formula="of:=SUM([.B20:.M20])" table:style-name="ce4">
            <text:p>60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Llum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960" table:formula="of:=SUM([.B21:.M21])" table:style-name="ce4">
            <text:p>96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Telèfon/Internet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80" table:formula="of:=SUM([.B22:.M22])" table:style-name="ce4">
            <text:p>48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Licencia software</text:p>
          </table:table-cell>
          <table:table-cell office:value-type="float" office:value="100" table:style-name="ce5">
            <text:p>10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2" table:style-name="ce4"/>
          <table:table-cell table:number-columns-repeated="16370"/>
        </table:table-row>
        <table:table-row table:style-name="ro2">
          <table:table-cell office:value-type="string" table:style-name="ce4">
            <text:p>Servidores</text:p>
          </table:table-cell>
          <table:table-cell office:value-type="float" office:value="100" table:style-name="ce5">
            <text:p>10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office:value-type="float" office:value="100" table:formula="of:=SUM([.B24:.M24])" table:style-name="ce4">
            <text:p>10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Impostos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2358.36" table:formula="of:=SUM([.B25:.M25])" table:style-name="ce4">
            <text:p>2358,36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Despeses constitució empresa</text:p>
          </table:table-cell>
          <table:table-cell office:value-type="float" office:value="500" table:style-name="ce4">
            <text:p>500</text:p>
          </table:table-cell>
          <table:table-cell table:number-columns-repeated="11" table:style-name="ce4"/>
          <table:table-cell office:value-type="float" office:value="500" table:formula="of:=SUM([.B26:.M26])" table:style-name="ce4">
            <text:p>500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TOTAL EIXIDES</text:p>
          </table:table-cell>
          <table:table-cell office:value-type="float" office:value="6686.53" table:formula="of:=SUM([.B9:.B26])" table:style-name="ce12">
            <text:p>6686,53</text:p>
          </table:table-cell>
          <table:table-cell office:value-type="float" office:value="2586.5300000000002" table:formula="of:=SUM([.C9:.C26])" table:style-name="ce12">
            <text:p>2586,53</text:p>
          </table:table-cell>
          <table:table-cell office:value-type="float" office:value="2586.5300000000002" table:formula="of:=SUM([.D9:.D26])" table:style-name="ce12">
            <text:p>2586,53</text:p>
          </table:table-cell>
          <table:table-cell office:value-type="float" office:value="2586.5300000000002" table:formula="of:=SUM([.E9:.E26])" table:style-name="ce12">
            <text:p>2586,53</text:p>
          </table:table-cell>
          <table:table-cell office:value-type="float" office:value="2586.5300000000002" table:formula="of:=SUM([.F9:.F26])" table:style-name="ce12">
            <text:p>2586,53</text:p>
          </table:table-cell>
          <table:table-cell office:value-type="float" office:value="2586.5300000000002" table:formula="of:=SUM([.G9:.G26])" table:style-name="ce12">
            <text:p>2586,53</text:p>
          </table:table-cell>
          <table:table-cell office:value-type="float" office:value="2586.5300000000002" table:formula="of:=SUM([.H9:.H26])" table:style-name="ce12">
            <text:p>2586,53</text:p>
          </table:table-cell>
          <table:table-cell office:value-type="float" office:value="2586.5300000000002" table:formula="of:=SUM([.I9:.I26])" table:style-name="ce12">
            <text:p>2586,53</text:p>
          </table:table-cell>
          <table:table-cell office:value-type="float" office:value="2586.5300000000002" table:formula="of:=SUM([.J9:.J26])" table:style-name="ce12">
            <text:p>2586,53</text:p>
          </table:table-cell>
          <table:table-cell office:value-type="float" office:value="2586.5300000000002" table:formula="of:=SUM([.K9:.K26])" table:style-name="ce12">
            <text:p>2586,53</text:p>
          </table:table-cell>
          <table:table-cell office:value-type="float" office:value="2586.5300000000002" table:formula="of:=SUM([.L9:.L26])" table:style-name="ce12">
            <text:p>2586,53</text:p>
          </table:table-cell>
          <table:table-cell office:value-type="float" office:value="2586.5300000000002" table:formula="of:=SUM([.M9:.M26])" table:style-name="ce12">
            <text:p>2586,53</text:p>
          </table:table-cell>
          <table:table-cell office:value-type="float" office:value="35038.36" table:formula="of:=SUM([.N9:.N26])" table:style-name="ce12">
            <text:p>35038,36</text:p>
          </table:table-cell>
          <table:table-cell table:number-columns-repeated="16370" table:style-name="ce13"/>
        </table:table-row>
        <table:table-row table:style-name="ro1">
          <table:table-cell office:value-type="string" table:style-name="ce14">
            <text:p>ENTRADES – EIXIDES</text:p>
          </table:table-cell>
          <table:table-cell office:value-type="float" office:value="18313.47" table:formula="of:=[.B7]-[.B27]" table:style-name="ce15">
            <text:p>18313,47</text:p>
          </table:table-cell>
          <table:table-cell office:value-type="float" office:value="-2586.5300000000002" table:formula="of:=[.C7]-[.C27]" table:style-name="ce15">
            <text:p>-2586,53</text:p>
          </table:table-cell>
          <table:table-cell office:value-type="float" office:value="-2586.5300000000002" table:formula="of:=[.D7]-[.D27]" table:style-name="ce15">
            <text:p>-2586,53</text:p>
          </table:table-cell>
          <table:table-cell office:value-type="float" office:value="-2586.5300000000002" table:formula="of:=[.E7]-[.E27]" table:style-name="ce15">
            <text:p>-2586,53</text:p>
          </table:table-cell>
          <table:table-cell office:value-type="float" office:value="-2586.5300000000002" table:formula="of:=[.F7]-[.F27]" table:style-name="ce15">
            <text:p>-2586,53</text:p>
          </table:table-cell>
          <table:table-cell office:value-type="float" office:value="17413.47" table:formula="of:=[.G7]-[.G27]" table:style-name="ce15">
            <text:p>17413,47</text:p>
          </table:table-cell>
          <table:table-cell office:value-type="float" office:value="-2586.5300000000002" table:formula="of:=[.H7]-[.H27]" table:style-name="ce15">
            <text:p>-2586,53</text:p>
          </table:table-cell>
          <table:table-cell office:value-type="float" office:value="-2586.5300000000002" table:formula="of:=[.I7]-[.I27]" table:style-name="ce15">
            <text:p>-2586,53</text:p>
          </table:table-cell>
          <table:table-cell office:value-type="float" office:value="-2586.5300000000002" table:formula="of:=[.J7]-[.J27]" table:style-name="ce15">
            <text:p>-2586,53</text:p>
          </table:table-cell>
          <table:table-cell office:value-type="float" office:value="-2586.5300000000002" table:formula="of:=[.K7]-[.K27]" table:style-name="ce15">
            <text:p>-2586,53</text:p>
          </table:table-cell>
          <table:table-cell office:value-type="float" office:value="-2586.5300000000002" table:formula="of:=[.L7]-[.L27]" table:style-name="ce15">
            <text:p>-2586,53</text:p>
          </table:table-cell>
          <table:table-cell office:value-type="float" office:value="7413.4699999999993" table:formula="of:=[.M7]-[.M27]" table:style-name="ce15">
            <text:p>7413,47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7">
            <text:p>SALDO</text:p>
          </table:table-cell>
          <table:table-cell office:value-type="float" office:value="18313.47" table:formula="of:=[.B28]" table:style-name="ce7">
            <text:p>18313,47</text:p>
          </table:table-cell>
          <table:table-cell office:value-type="float" office:value="15726.94" table:formula="of:=[.B29]+[.C28]" table:style-name="ce7">
            <text:p>15726,94</text:p>
          </table:table-cell>
          <table:table-cell office:value-type="float" office:value="13140.41" table:formula="of:=[.C29]+[.D28]" table:style-name="ce7">
            <text:p>13140,41</text:p>
          </table:table-cell>
          <table:table-cell office:value-type="float" office:value="10553.88" table:formula="of:=[.D29]+[.E28]" table:style-name="ce7">
            <text:p>10553,88</text:p>
          </table:table-cell>
          <table:table-cell office:value-type="float" office:value="7967.3499999999985" table:formula="of:=[.E29]+[.F28]" table:style-name="ce7">
            <text:p>7967,35</text:p>
          </table:table-cell>
          <table:table-cell office:value-type="float" office:value="25380.82" table:formula="of:=[.F29]+[.G28]" table:style-name="ce7">
            <text:p>25380,82</text:p>
          </table:table-cell>
          <table:table-cell office:value-type="float" office:value="22794.29" table:formula="of:=[.G29]+[.H28]" table:style-name="ce7">
            <text:p>22794,29</text:p>
          </table:table-cell>
          <table:table-cell office:value-type="float" office:value="20207.760000000002" table:formula="of:=[.H29]+[.I28]" table:style-name="ce7">
            <text:p>20207,76</text:p>
          </table:table-cell>
          <table:table-cell office:value-type="float" office:value="17621.230000000003" table:formula="of:=[.I29]+[.J28]" table:style-name="ce7">
            <text:p>17621,23</text:p>
          </table:table-cell>
          <table:table-cell office:value-type="float" office:value="15034.700000000003" table:formula="of:=[.J29]+[.K28]" table:style-name="ce7">
            <text:p>15034,7</text:p>
          </table:table-cell>
          <table:table-cell office:value-type="float" office:value="12448.170000000002" table:formula="of:=[.K29]+[.L28]" table:style-name="ce7">
            <text:p>12448,17</text:p>
          </table:table-cell>
          <table:table-cell office:value-type="float" office:value="19861.64" table:formula="of:=[.L29]+[.M28]" table:style-name="ce7">
            <text:p>19861,64</text:p>
          </table:table-cell>
          <table:table-cell office:value-type="float" office:value="14961.64" table:formula="of:=[.N7]-[.N27]" table:style-name="ce7">
            <text:p>14961,64</text:p>
          </table:table-cell>
          <table:table-cell table:number-columns-repeated="16370"/>
        </table:table-row>
        <table:table-row table:style-name="ro2">
          <table:table-cell table:number-columns-repeated="14" table:style-name="ce16"/>
          <table:table-cell table:number-columns-repeated="16370"/>
        </table:table-row>
        <table:table-row table:style-name="ro2">
          <table:table-cell table:number-columns-repeated="12" table:style-name="ce16"/>
          <table:table-cell table:number-columns-repeated="16372" table:style-name="ce1"/>
        </table:table-row>
        <table:table-row table:style-name="ro3">
          <table:table-cell table:number-columns-repeated="12" table:style-name="ce16"/>
          <table:table-cell table:number-columns-repeated="16372" table:style-name="ce1"/>
        </table:table-row>
        <table:table-row table:number-rows-repeated="2" table:style-name="ro3">
          <table:table-cell table:number-columns-repeated="12" table:style-name="ce16"/>
          <table:table-cell table:number-columns-repeated="16372"/>
        </table:table-row>
        <table:table-row table:style-name="ro3">
          <table:table-cell table:style-name="ce1"/>
          <table:table-cell table:number-columns-repeated="11" table:style-name="ce16"/>
          <table:table-cell table:number-columns-repeated="16372"/>
        </table:table-row>
        <table:table-row table:number-rows-repeated="6" table:style-name="ro3">
          <table:table-cell table:number-columns-repeated="12" table:style-name="ce16"/>
          <table:table-cell table:number-columns-repeated="16372"/>
        </table:table-row>
        <table:table-row table:number-rows-repeated="11" table:style-name="ro3">
          <table:table-cell table:number-columns-repeated="16384"/>
        </table:table-row>
        <table:table-row table:style-name="ro3">
          <table:table-cell table:number-columns-repeated="5" table:style-name="ce17"/>
          <table:table-cell table:number-columns-repeated="16379"/>
        </table:table-row>
        <table:table-row table:number-rows-repeated="13" table:style-name="ro3">
          <table:table-cell table:number-columns-repeated="16384"/>
        </table:table-row>
        <table:table-row table:style-name="ro4">
          <table:table-cell table:number-columns-repeated="16384"/>
        </table:table-row>
        <table:table-row table:number-rows-repeated="4" table:style-name="ro3">
          <table:table-cell table:number-columns-repeated="16384"/>
        </table:table-row>
        <table:table-row table:style-name="ro4">
          <table:table-cell table:number-columns-repeated="16384"/>
        </table:table-row>
        <table:table-row table:number-rows-repeated="104850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uspenso" style:family="table-cell" style:data-style-name="N0">
      <style:table-cell-properties style:vertical-align="automatic" fo:background-color="#FFCC99"/>
    </style:style>
    <style:style style:name="Text" style:family="table-cell" style:data-style-name="N0">
      <style:table-cell-properties style:vertical-align="automatic" fo:background-color="transparent"/>
    </style:style>
    <style:style style:name="Vaciar" style:family="table-cell" style:data-style-name="N0">
      <style:table-cell-properties style:vertical-align="automatic" fo:background-color="#FFFFFF"/>
      <style:text-properties fo:color="#E6E6E6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AA</meta:initial-creator>
    <dc:creator>Alejandro</dc:creator>
    <meta:creation-date>2010-03-16T14:57:19Z</meta:creation-date>
    <dc:date>2023-04-02T21:07:05Z</dc:date>
    <meta:print-date>2011-12-21T12:38:21Z</meta:print-date>
    <meta:editing-cycles>103</meta:editing-cycles>
    <meta:editing-duration>PT5510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Punto Muert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T-PiG-B.$P$8:.$AA$8" chart:class="chart:line" chart:attached-axis="primary-y" chart:style-name="G0S0">
            <chart:data-point chart:repeated="12"/>
          </chart:series>
          <chart:series chart:values-cell-range-address="PT-PiG-B.$P$7:.$AA$7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